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-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  <style:text-properties style:font-name="Arial"/>
      </text:list-level-style-bullet>
      <text:list-level-style-bullet text:level="2" text:style-name="WW_CharLFO11LVL2" text:bullet-char="o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25in" style:use-optimal-column-width="false"/>
    </style:style>
    <style:style style:name="TableColumn3" style:family="table-column">
      <style:table-column-properties style:column-width="2.2826in" style:use-optimal-column-width="false"/>
    </style:style>
    <style:style style:name="TableColumn4" style:family="table-column">
      <style:table-column-properties style:column-width="3.5333in" style:use-optimal-column-width="false"/>
    </style:style>
    <style:style style:name="Table1" style:family="table" style:master-page-name="MP0">
      <style:table-properties style:width="7.0659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P8" style:parent-style-name="TableContents" style:family="paragraph">
      <style:paragraph-properties fo:text-align="center"/>
      <style:text-properties style:font-name="Arial" style:font-name-complex="Arial" fo:language="en" fo:country="US"/>
    </style:style>
    <style:style style:name="P9" style:parent-style-name="TableContents" style:family="paragraph">
      <style:paragraph-properties fo:text-align="center"/>
      <style:text-properties style:font-name="Arial" style:font-name-complex="Arial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style:font-name="Arial" style:font-name-complex="Arial" fo:language="en" fo:country="US"/>
    </style:style>
    <style:style style:name="P13" style:parent-style-name="TableContents" style:family="paragraph">
      <style:paragraph-properties fo:text-align="center"/>
    </style:style>
    <style:style style:name="T14" style:parent-style-name="DefaultParagraphFont" style:family="text">
      <style:text-properties style:font-name="Arial" style:font-name-complex="Arial" fo:language="en" fo:country="US"/>
    </style:style>
    <style:style style:name="TableCell15" style:family="table-cell">
      <style:table-cell-properties fo:border="none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</style:style>
    <style:style style:name="T17" style:parent-style-name="DefaultParagraphFont" style:family="text">
      <style:text-properties style:font-name="Arial" style:font-name-complex="Arial" fo:language="en" fo:country="US"/>
    </style:style>
    <style:style style:name="T18" style:parent-style-name="DefaultParagraphFont" style:family="text">
      <style:text-properties style:font-name="Arial" style:font-name-complex="Arial" fo:language="en" fo:country="US"/>
    </style:style>
    <style:style style:name="T19" style:parent-style-name="DefaultParagraphFont" style:family="text">
      <style:text-properties style:font-name="Arial" style:font-name-complex="Arial" fo:language="en" fo:country="US"/>
    </style:style>
    <style:style style:name="T20" style:parent-style-name="DefaultParagraphFont" style:family="text">
      <style:text-properties style:font-name="Arial" style:font-name-complex="Arial" fo:language="en" fo:country="US"/>
    </style:style>
    <style:style style:name="P21" style:parent-style-name="TableContents" style:family="paragraph">
      <style:paragraph-properties fo:text-align="center"/>
    </style:style>
    <style:style style:name="T22" style:parent-style-name="Hyperlink" style:family="text">
      <style:text-properties style:font-name="Arial" style:font-name-complex="Arial" fo:language="en" fo:country="US"/>
    </style:style>
    <style:style style:name="T23" style:parent-style-name="Hyperlink" style:family="text">
      <style:text-properties style:font-name="Arial" style:font-name-complex="Arial" fo:language="en" fo:country="US"/>
    </style:style>
    <style:style style:name="T24" style:parent-style-name="Hyperlink" style:family="text">
      <style:text-properties style:font-name="Arial" style:font-name-complex="Arial" fo:language="en" fo:country="US"/>
    </style:style>
    <style:style style:name="T25" style:parent-style-name="Hyperlink" style:family="text">
      <style:text-properties style:font-name="Arial" style:font-name-complex="Arial" fo:language="en" fo:country="US"/>
    </style:style>
    <style:style style:name="T26" style:parent-style-name="Hyperlink" style:family="text">
      <style:text-properties style:font-name="Arial" style:font-name-complex="Arial" fo:language="en" fo:country="US"/>
    </style:style>
    <style:style style:name="T27" style:parent-style-name="Hyperlink" style:family="text">
      <style:text-properties style:font-name="Arial" style:font-name-complex="Arial" fo:language="en" fo:country="US"/>
    </style:style>
    <style:style style:name="P28" style:parent-style-name="TableContents" style:family="paragraph">
      <style:paragraph-properties fo:text-align="center"/>
    </style:style>
    <style:style style:name="T29" style:parent-style-name="Hyperlink" style:family="text">
      <style:text-properties style:font-name="Arial" style:font-name-complex="Arial" fo:language="en" fo:country="US"/>
    </style:style>
    <style:style style:name="T30" style:parent-style-name="Hyperlink" style:family="text">
      <style:text-properties style:font-name="Arial" style:font-name-complex="Arial" fo:language="en" fo:country="US"/>
    </style:style>
    <style:style style:name="T31" style:parent-style-name="Hyperlink" style:family="text">
      <style:text-properties style:font-name="Arial" style:font-name-complex="Arial" fo:language="en" fo:country="US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</style:style>
    <style:style style:name="T35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P39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P40" style:parent-style-name="TableContents" style:family="paragraph">
      <style:paragraph-properties fo:text-align="center"/>
    </style:style>
    <style:style style:name="T41" style:parent-style-name="Hyperlink" style:family="text">
      <style:text-properties style:font-name="Arial" style:font-name-complex="Arial" fo:language="en" fo:country="US"/>
    </style:style>
    <style:style style:name="T42" style:parent-style-name="Hyperlink" style:family="text">
      <style:text-properties style:font-name="Arial" style:font-name-complex="Arial" fo:language="en" fo:country="US"/>
    </style:style>
    <style:style style:name="T43" style:parent-style-name="Hyperlink" style:family="text">
      <style:text-properties style:font-name="Arial" style:font-name-complex="Arial" fo:language="en" fo:country="US"/>
    </style:style>
    <style:style style:name="T44" style:parent-style-name="Hyperlink" style:family="text">
      <style:text-properties style:font-name="Arial" style:font-name-complex="Arial" fo:language="en" fo:country="US"/>
    </style:style>
    <style:style style:name="T45" style:parent-style-name="Hyperlink" style:family="text">
      <style:text-properties style:font-name="Arial" style:font-name-complex="Arial" fo:language="en" fo:country="US"/>
    </style:style>
    <style:style style:name="T46" style:parent-style-name="DefaultParagraphFont" style:family="text">
      <style:text-properties style:font-name="Arial" style:font-name-complex="Arial" fo:language="en" fo:country="US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50" style:family="table-cell">
      <style:table-cell-properties fo:border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52" style:parent-style-name="TableContents" style:family="paragraph">
      <style:text-properties style:font-name="Arial" style:font-name-complex="Arial" fo:language="en" fo:country="US"/>
    </style:style>
    <style:style style:name="P53" style:parent-style-name="TableContents" style:list-style-name="LFO12" style:family="paragraph">
      <style:text-properties style:font-name="Arial" style:font-name-complex="Arial" fo:language="en" fo:country="US"/>
    </style:style>
    <style:style style:name="P54" style:parent-style-name="TableContents" style:list-style-name="LFO12" style:family="paragraph">
      <style:text-properties style:font-name="Arial" style:font-name-complex="Arial" fo:language="en" fo:country="US"/>
    </style:style>
    <style:style style:name="P55" style:parent-style-name="TableContents" style:list-style-name="LFO12" style:family="paragraph">
      <style:text-properties style:font-name="Arial" style:font-name-complex="Arial" fo:language="en" fo:country="US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61" style:parent-style-name="TableContents" style:list-style-name="LFO14" style:family="paragraph"/>
    <style:style style:name="T62" style:parent-style-name="DefaultParagraphFont" style:family="text">
      <style:text-properties style:font-name="Arial" style:font-name-complex="Arial" fo:language="en" fo:country="US"/>
    </style:style>
    <style:style style:name="P63" style:parent-style-name="TableContents" style:list-style-name="LFO14" style:family="paragraph"/>
    <style:style style:name="T64" style:parent-style-name="DefaultParagraphFont" style:family="text">
      <style:text-properties style:font-name="Arial" style:font-name-complex="Arial" fo:language="en" fo:country="US"/>
    </style:style>
    <style:style style:name="T65" style:parent-style-name="DefaultParagraphFont" style:family="text">
      <style:text-properties style:font-name="Arial" style:font-name-complex="Arial" fo:language="en" fo:country="US"/>
    </style:style>
    <style:style style:name="T66" style:parent-style-name="DefaultParagraphFont" style:family="text">
      <style:text-properties style:font-name="Arial" style:font-name-complex="Arial" fo:language="en" fo:country="US"/>
    </style:style>
    <style:style style:name="T67" style:parent-style-name="DefaultParagraphFont" style:family="text">
      <style:text-properties style:font-name="Arial" style:font-name-complex="Arial" fo:language="en" fo:country="US"/>
    </style:style>
    <style:style style:name="T68" style:parent-style-name="DefaultParagraphFont" style:family="text">
      <style:text-properties style:font-name="Arial" style:font-name-complex="Arial" fo:language="en" fo:country="US"/>
    </style:style>
    <style:style style:name="T69" style:parent-style-name="DefaultParagraphFont" style:family="text">
      <style:text-properties style:font-name="Arial" style:font-name-complex="Arial" fo:language="en" fo:country="US"/>
    </style:style>
    <style:style style:name="T70" style:parent-style-name="DefaultParagraphFont" style:family="text">
      <style:text-properties style:font-name="Arial" style:font-name-complex="Arial" fo:language="en" fo:country="US"/>
    </style:style>
    <style:style style:name="T71" style:parent-style-name="DefaultParagraphFont" style:family="text">
      <style:text-properties style:font-name="Arial" style:font-name-complex="Arial" fo:language="en" fo:country="US"/>
    </style:style>
    <style:style style:name="T72" style:parent-style-name="DefaultParagraphFont" style:family="text">
      <style:text-properties style:font-name="Arial" style:font-name-complex="Arial" fo:language="en" fo:country="US"/>
    </style:style>
    <style:style style:name="P73" style:parent-style-name="TableContents" style:list-style-name="LFO14" style:family="paragraph">
      <style:text-properties style:font-name="Arial" style:font-name-complex="Arial" fo:language="en" fo:country="US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77" style:family="table-cell">
      <style:table-cell-properties fo:border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79" style:parent-style-name="TableContents" style:list-style-name="LFO15" style:family="paragraph">
      <style:text-properties style:font-name="Arial" style:font-name-complex="Arial" fo:language="en" fo:country="US"/>
    </style:style>
    <style:style style:name="P80" style:parent-style-name="TableContents" style:list-style-name="LFO15" style:family="paragraph">
      <style:text-properties style:font-name="Arial" style:font-name-complex="Arial" fo:language="en" fo:country="US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P84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P85" style:parent-style-name="TableContents" style:family="paragraph">
      <style:paragraph-properties fo:text-align="center"/>
    </style:style>
    <style:style style:name="T86" style:parent-style-name="Hyperlink" style:family="text">
      <style:text-properties style:font-name="Arial" style:font-name-complex="Arial" fo:language="en" fo:country="US"/>
    </style:style>
    <style:style style:name="T87" style:parent-style-name="Hyperlink" style:family="text">
      <style:text-properties style:font-name="Arial" style:font-name-complex="Arial" fo:language="en" fo:country="US"/>
    </style:style>
    <style:style style:name="T88" style:parent-style-name="Hyperlink" style:family="text">
      <style:text-properties style:font-name="Arial" style:font-name-complex="Arial" fo:language="en" fo:country="US"/>
    </style:style>
    <style:style style:name="T89" style:parent-style-name="Hyperlink" style:family="text">
      <style:text-properties style:font-name="Arial" style:font-name-complex="Arial" fo:language="en" fo:country="US"/>
    </style:style>
    <style:style style:name="T90" style:parent-style-name="Hyperlink" style:family="text">
      <style:text-properties style:font-name="Arial" style:font-name-complex="Arial" fo:language="en" fo:country="US"/>
    </style:style>
    <style:style style:name="T91" style:parent-style-name="DefaultParagraphFont" style:family="text">
      <style:text-properties style:font-name="Arial" style:font-name-complex="Arial" fo:language="en" fo:country="US"/>
    </style:style>
    <style:style style:name="T92" style:parent-style-name="DefaultParagraphFont" style:family="text">
      <style:text-properties style:font-name="Arial" style:font-name-complex="Arial" fo:language="en" fo:country="US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96" style:family="table-cell">
      <style:table-cell-properties fo:border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98" style:parent-style-name="TableContents" style:list-style-name="LFO17" style:family="paragraph"/>
    <style:style style:name="T99" style:parent-style-name="DefaultParagraphFont" style:family="text">
      <style:text-properties style:font-name="Arial" style:font-name-complex="Arial" fo:language="en" fo:country="US"/>
    </style:style>
    <style:style style:name="T100" style:parent-style-name="DefaultParagraphFont" style:family="text">
      <style:text-properties style:font-name="Arial" style:font-name-complex="Arial" fo:language="en" fo:country="US"/>
    </style:style>
    <style:style style:name="T101" style:parent-style-name="DefaultParagraphFont" style:family="text">
      <style:text-properties style:font-name="Arial" style:font-name-complex="Arial" fo:language="en" fo:country="US"/>
    </style:style>
    <style:style style:name="P102" style:parent-style-name="TableContents" style:list-style-name="LFO17" style:family="paragraph">
      <style:text-properties style:font-name="Arial" style:font-name-complex="Arial" fo:language="en" fo:country="US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106" style:family="table-cell">
      <style:table-cell-properties fo:border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108" style:parent-style-name="TableContents" style:list-style-name="LFO18" style:family="paragraph"/>
    <style:style style:name="T109" style:parent-style-name="DefaultParagraphFont" style:family="text">
      <style:text-properties style:font-name="Arial" style:font-name-complex="Arial" fo:language="en" fo:country="US"/>
    </style:style>
    <style:style style:name="P110" style:parent-style-name="TableContents" style:list-style-name="LFO18" style:family="paragraph"/>
    <style:style style:name="T111" style:parent-style-name="DefaultParagraphFont" style:family="text">
      <style:text-properties style:font-name="Arial" style:font-name-complex="Arial" fo:language="en" fo:country="US"/>
    </style:style>
    <style:style style:name="T112" style:parent-style-name="DefaultParagraphFont" style:family="text">
      <style:text-properties style:font-name="Arial" style:font-name-complex="Arial" fo:language="en" fo:country="US"/>
    </style:style>
    <style:style style:name="T113" style:parent-style-name="DefaultParagraphFont" style:family="text">
      <style:text-properties style:font-name="Arial" style:font-name-complex="Arial" fo:language="en" fo:country="US"/>
    </style:style>
    <style:style style:name="T114" style:parent-style-name="DefaultParagraphFont" style:family="text">
      <style:text-properties style:font-name="Arial" style:font-name-complex="Arial" fo:language="en" fo:country="US"/>
    </style:style>
    <style:style style:name="T115" style:parent-style-name="DefaultParagraphFont" style:family="text">
      <style:text-properties style:font-name="Arial" style:font-name-complex="Arial" fo:language="en" fo:country="US"/>
    </style:style>
    <style:style style:name="T116" style:parent-style-name="DefaultParagraphFont" style:family="text">
      <style:text-properties style:font-name="Arial" style:font-name-complex="Arial" fo:language="en" fo:country="US"/>
    </style:style>
    <style:style style:name="P117" style:parent-style-name="TableContents" style:list-style-name="LFO18" style:family="paragraph"/>
    <style:style style:name="T118" style:parent-style-name="DefaultParagraphFont" style:family="text">
      <style:text-properties style:font-name="Arial" style:font-name-complex="Arial" fo:language="en" fo:country="US"/>
    </style:style>
    <style:style style:name="T119" style:parent-style-name="DefaultParagraphFont" style:family="text">
      <style:text-properties style:font-name="Arial" style:font-name-complex="Arial" fo:language="en" fo:country="US"/>
    </style:style>
    <style:style style:name="T120" style:parent-style-name="DefaultParagraphFont" style:family="text">
      <style:text-properties style:font-name="Arial" style:font-name-complex="Arial" fo:language="en" fo:country="US"/>
    </style:style>
    <style:style style:name="T121" style:parent-style-name="DefaultParagraphFont" style:family="text">
      <style:text-properties style:font-name="Arial" style:font-name-complex="Arial" fo:language="en" fo:country="US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125" style:family="table-cell">
      <style:table-cell-properties fo:border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127" style:parent-style-name="TableContents" style:list-style-name="LFO13" style:family="paragraph">
      <style:text-properties style:font-name="Arial" style:font-name-complex="Arial" fo:language="en" fo:country="US"/>
    </style:style>
    <style:style style:name="P128" style:parent-style-name="TableContents" style:list-style-name="LFO13" style:family="paragraph">
      <style:text-properties style:font-name="Arial" style:font-name-complex="Arial" fo:language="en" fo:country="US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P132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136" style:family="table-cell">
      <style:table-cell-properties fo:border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138" style:parent-style-name="TableContents" style:list-style-name="LFO5" style:family="paragraph"/>
    <style:style style:name="T139" style:parent-style-name="DefaultParagraphFont" style:family="text">
      <style:text-properties style:font-name="Arial" style:font-name-complex="Arial" fo:language="en" fo:country="US"/>
    </style:style>
    <style:style style:name="T140" style:parent-style-name="DefaultParagraphFont" style:family="text">
      <style:text-properties style:font-name="Arial" style:font-name-complex="Arial" fo:language="en" fo:country="US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P144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148" style:family="table-cell">
      <style:table-cell-properties fo:border="none" style:writing-mode="lr-tb" fo:padding-top="0.0381in" fo:padding-left="0.0381in" fo:padding-bottom="0.0381in" fo:padding-right="0.0381in"/>
    </style:style>
    <style:style style:name="T149" style:parent-style-name="DefaultParagraphFont" style:family="text">
      <style:text-properties style:font-name="Arial" style:font-name-complex="Arial" fo:font-weight="bold" style:font-weight-asian="bold" style:font-weight-complex="bold" fo:language="en" fo:country="US"/>
    </style:style>
    <style:style style:name="P150" style:parent-style-name="TableContents" style:list-style-name="LFO6" style:family="paragraph">
      <style:text-properties style:font-name="Arial" style:font-name-complex="Arial" fo:language="en" fo:country="US"/>
    </style:style>
    <style:style style:name="P151" style:parent-style-name="TableContents" style:list-style-name="LFO6" style:family="paragraph">
      <style:text-properties style:font-name="Arial" style:font-name-complex="Arial" fo:language="en" fo:country="US"/>
    </style:style>
    <style:style style:name="P152" style:parent-style-name="TableContents" style:list-style-name="LFO6" style:family="paragraph">
      <style:text-properties style:font-name="Arial" style:font-name-complex="Arial" fo:language="en" fo:country="US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156" style:family="table-cell">
      <style:table-cell-properties fo:border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158" style:parent-style-name="TableContents" style:list-style-name="LFO7" style:family="paragraph">
      <style:text-properties style:font-name="Arial" style:font-name-complex="Arial" fo:language="en" fo:country="US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162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166" style:family="table-cell">
      <style:table-cell-properties fo:border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171" style:family="table-cell">
      <style:table-cell-properties fo:border="none" style:writing-mode="lr-tb" fo:padding-top="0.0381in" fo:padding-left="0.0381in" fo:padding-bottom="0.0381in" fo:padding-right="0.0381in"/>
    </style:style>
    <style:style style:name="T172" style:parent-style-name="DefaultParagraphFont" style:family="text">
      <style:text-properties style:font-name="Arial" style:font-name-complex="Arial" fo:font-weight="bold" style:font-weight-asian="bold" style:font-weight-complex="bold" fo:language="en" fo:country="US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176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none" style:writing-mode="lr-tb" fo:padding-top="0.0381in" fo:padding-left="0.0381in" fo:padding-bottom="0.0381in" fo:padding-right="0.0381in"/>
    </style:style>
    <style:style style:name="P179" style:parent-style-name="TableContents" style:list-style-name="LFO10" style:family="paragraph">
      <style:text-properties style:font-name="Arial" style:font-name-complex="Arial" fo:language="en" fo:country="US"/>
    </style:style>
    <style:style style:name="P180" style:parent-style-name="TableContents" style:list-style-name="LFO10" style:family="paragraph">
      <style:text-properties style:font-name="Arial" style:font-name-complex="Arial" fo:language="en" fo:country="US"/>
    </style:style>
    <style:style style:name="P181" style:parent-style-name="TableContents" style:list-style-name="LFO10" style:family="paragraph">
      <style:text-properties style:font-name="Arial" style:font-name-complex="Arial" fo:language="en" fo:country="US"/>
    </style:style>
    <style:style style:name="P182" style:parent-style-name="TableContents" style:list-style-name="LFO10" style:family="paragraph">
      <style:text-properties style:font-name="Arial" style:font-name-complex="Arial" fo:language="en" fo:country="US"/>
    </style:style>
    <style:style style:name="P183" style:parent-style-name="TableContents" style:list-style-name="LFO10" style:family="paragraph">
      <style:text-properties style:font-name="Arial" style:font-name-complex="Arial" fo:language="en" fo:country="US"/>
    </style:style>
    <style:style style:name="P184" style:parent-style-name="TableContents" style:list-style-name="LFO10" style:family="paragraph">
      <style:text-properties style:font-name="Arial" style:font-name-complex="Arial" fo:language="en" fo:country="US"/>
    </style:style>
    <style:style style:name="P185" style:parent-style-name="TableContents" style:list-style-name="LFO10" style:family="paragraph">
      <style:text-properties style:font-name="Arial" style:font-name-complex="Arial" fo:language="en" fo:country="US"/>
    </style:style>
    <style:style style:name="P186" style:parent-style-name="TableContents" style:list-style-name="LFO10" style:family="paragraph">
      <style:text-properties style:font-name="Arial" style:font-name-complex="Arial" fo:language="en" fo:country="US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P190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TableRow191" style:family="table-row">
      <style:table-row-properties style:min-row-height="0.309in" style:use-optimal-row-height="false"/>
    </style:style>
    <style:style style:name="TableCell192" style:family="table-cell">
      <style:table-cell-properties fo:border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194" style:family="table-cell">
      <style:table-cell-properties fo:border="none" style:writing-mode="lr-tb" fo:padding-top="0.0381in" fo:padding-left="0.0381in" fo:padding-bottom="0.0381in" fo:padding-right="0.0381in"/>
    </style:style>
    <style:style style:name="T195" style:parent-style-name="DefaultParagraphFont" style:family="text">
      <style:text-properties style:font-name="Arial" style:font-name-complex="Arial" fo:language="en" fo:country="US"/>
    </style:style>
    <style:style style:name="TableRow196" style:family="table-row">
      <style:table-row-properties style:min-row-height="1.2562in" style:use-optimal-row-height="false"/>
    </style:style>
    <style:style style:name="TableCell197" style:family="table-cell">
      <style:table-cell-properties fo:border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199" style:family="table-cell">
      <style:table-cell-properties fo:border="none" style:writing-mode="lr-tb" fo:padding-top="0.0381in" fo:padding-left="0.0381in" fo:padding-bottom="0.0381in" fo:padding-right="0.0381in"/>
    </style:style>
    <style:style style:name="T200" style:parent-style-name="DefaultParagraphFont" style:family="text">
      <style:text-properties style:font-name="Arial" style:font-name-complex="Arial" fo:language="en" fo:country="US"/>
    </style:style>
    <style:style style:name="T201" style:parent-style-name="DefaultParagraphFont" style:family="text">
      <style:text-properties style:font-name="Arial" style:font-name-complex="Arial" fo:language="en" fo:country="US"/>
    </style:style>
    <style:style style:name="T202" style:parent-style-name="DefaultParagraphFont" style:family="text">
      <style:text-properties style:font-name="Arial" style:font-name-complex="Arial" fo:language="en" fo:country="US"/>
    </style:style>
    <style:style style:name="T203" style:parent-style-name="DefaultParagraphFont" style:family="text">
      <style:text-properties style:font-name="Arial" style:font-name-complex="Arial" fo:language="en" fo:country="US"/>
    </style:style>
    <style:style style:name="T204" style:parent-style-name="DefaultParagraphFont" style:family="text">
      <style:text-properties style:font-name="Arial" style:font-name-complex="Arial" fo:language="en" fo:country="US"/>
    </style:style>
    <style:style style:name="T205" style:parent-style-name="DefaultParagraphFont" style:family="text">
      <style:text-properties style:font-name="Arial" style:font-name-complex="Arial" fo:language="en" fo:country="US"/>
    </style:style>
    <style:style style:name="T206" style:parent-style-name="DefaultParagraphFont" style:family="text">
      <style:text-properties style:font-name="Arial" style:font-name-complex="Arial" fo:language="en" fo:country="US"/>
    </style:style>
    <style:style style:name="T207" style:parent-style-name="DefaultParagraphFont" style:family="text">
      <style:text-properties style:font-name="Arial" style:font-name-complex="Arial" fo:language="en" fo:country="US"/>
    </style:style>
    <style:style style:name="T208" style:parent-style-name="DefaultParagraphFont" style:family="text">
      <style:text-properties style:font-name="Arial" style:font-name-complex="Arial" fo:language="en" fo:country="US"/>
    </style:style>
    <style:style style:name="T209" style:parent-style-name="DefaultParagraphFont" style:family="text">
      <style:text-properties style:font-name="Arial" style:font-name-complex="Arial" fo:language="en" fo:country="US"/>
    </style:style>
    <style:style style:name="T210" style:parent-style-name="DefaultParagraphFont" style:family="text">
      <style:text-properties style:font-name="Arial" style:font-name-complex="Arial" fo:language="en" fo:country="US"/>
    </style:style>
    <style:style style:name="T211" style:parent-style-name="DefaultParagraphFont" style:family="text">
      <style:text-properties style:font-name="Arial" style:font-name-complex="Arial" fo:language="en" fo:country="US"/>
    </style:style>
    <style:style style:name="T212" style:parent-style-name="DefaultParagraphFont" style:family="text">
      <style:text-properties style:font-name="Arial" style:font-name-complex="Arial" fo:language="en" fo:country="US"/>
    </style:style>
    <style:style style:name="T213" style:parent-style-name="DefaultParagraphFont" style:family="text">
      <style:text-properties style:font-name="Arial" style:font-name-complex="Arial" fo:language="en" fo:country="US"/>
    </style:style>
    <style:style style:name="T214" style:parent-style-name="DefaultParagraphFont" style:family="text">
      <style:text-properties style:font-name="Arial" style:font-name-complex="Arial" fo:language="en" fo:country="US"/>
    </style:style>
    <style:style style:name="T215" style:parent-style-name="DefaultParagraphFont" style:family="text">
      <style:text-properties style:font-name="Arial" style:font-name-complex="Arial" fo:language="en" fo:country="US"/>
    </style:style>
    <style:style style:name="T216" style:parent-style-name="DefaultParagraphFont" style:family="text">
      <style:text-properties style:font-name="Arial" style:font-name-complex="Arial" fo:language="en" fo:country="US"/>
    </style:style>
    <style:style style:name="T217" style:parent-style-name="DefaultParagraphFont" style:family="text">
      <style:text-properties style:font-name="Arial" style:font-name-complex="Arial" fo:language="en" fo:country="US"/>
    </style:style>
    <style:style style:name="T218" style:parent-style-name="DefaultParagraphFont" style:family="text">
      <style:text-properties style:font-name="Arial" style:font-name-complex="Arial" fo:language="en" fo:country="US"/>
    </style:style>
    <style:style style:name="T219" style:parent-style-name="DefaultParagraphFont" style:family="text">
      <style:text-properties style:font-name="Arial" style:font-name-complex="Arial" fo:language="en" fo:country="US"/>
    </style:style>
    <style:style style:name="T220" style:parent-style-name="DefaultParagraphFont" style:family="text">
      <style:text-properties style:font-name="Arial" style:font-name-complex="Arial" fo:language="en" fo:country="US"/>
    </style:style>
    <style:style style:name="T221" style:parent-style-name="DefaultParagraphFont" style:family="text">
      <style:text-properties style:font-name="Arial" style:font-name-complex="Arial" fo:language="en" fo:country="US"/>
    </style:style>
    <style:style style:name="TableRow222" style:family="table-row">
      <style:table-row-properties style:min-row-height="0.7791in" style:use-optimal-row-height="false"/>
    </style:style>
    <style:style style:name="TableCell223" style:family="table-cell">
      <style:table-cell-properties fo:border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225" style:family="table-cell">
      <style:table-cell-properties fo:border="none" style:writing-mode="lr-tb" fo:padding-top="0.0381in" fo:padding-left="0.0381in" fo:padding-bottom="0.0381in" fo:padding-right="0.0381in"/>
    </style:style>
    <style:style style:name="T226" style:parent-style-name="DefaultParagraphFont" style:family="text">
      <style:text-properties style:font-name="Arial" style:font-name-complex="Arial" fo:language="en" fo:country="US"/>
    </style:style>
    <style:style style:name="T227" style:parent-style-name="Hyperlink" style:family="text">
      <style:text-properties style:font-name="Arial" style:font-name-complex="Arial" fo:language="en" fo:country="US"/>
    </style:style>
    <style:style style:name="T228" style:parent-style-name="Hyperlink" style:family="text">
      <style:text-properties style:font-name="Arial" style:font-name-complex="Arial" fo:language="en" fo:country="US"/>
    </style:style>
    <style:style style:name="T229" style:parent-style-name="Hyperlink" style:family="text">
      <style:text-properties style:font-name="Arial" style:font-name-complex="Arial" fo:language="en" fo:country="US"/>
    </style:style>
    <style:style style:name="P230" style:parent-style-name="Standard" style:family="paragraph">
      <style:text-properties style:font-name="Arial" style:font-name-complex="Arial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Wolfgang Spindeler, PhD</text:p>
            <text:p text:style-name="P8">Experienced Data Scientist with focus on Product and Experimentation</text:p>
            <text:p text:style-name="P9"/>
          </table:table-cell>
          <table:covered-table-cell/>
          <table:covered-table-cell/>
        </table:table-row>
        <table:table-row table:style-name="TableRow10">
          <table:table-cell table:style-name="TableCell11" table:number-columns-spanned="2">
            <text:p text:style-name="P12">Roßstraße 78,<text:s/><text:line-break/>40476 Düsseldorf, Germany</text:p>
            <text:p text:style-name="P13"><text:span text:style-name="T14">+49 176 47300405</text:span></text:p>
          </table:table-cell>
          <table:covered-table-cell/>
          <table:table-cell table:style-name="TableCell15">
            <text:p text:style-name="P16"><text:bookmark-start text:name="_Hlt150862458"/><text:bookmark-start text:name="_Hlt150862462"/><text:a xlink:href="mailto:wolfgang.spindeler@gmail.com" office:target-frame-name="_top" xlink:show="replace"><text:span text:style-name="T17">wolfgang.spindeler@</text:span></text:a><text:bookmark-end text:name="_Hlt150862458"/><text:bookmark-end text:name="_Hlt150862462"/><text:a xlink:href="mailto:wolfgang.spindeler@gmail.com" office:target-frame-name="_top" xlink:show="replace"><text:span text:style-name="T18">gmail</text:span></text:a><text:a xlink:href="mailto:wolfgang.spindeler@gmail.com" office:target-frame-name="_top" xlink:show="replace"><text:span text:style-name="T19">.co</text:span></text:a><text:a xlink:href="mailto:wolfgang.spindeler@gmail.com" office:target-frame-name="_top" xlink:show="replace"><text:span text:style-name="T20">m</text:span></text:a></text:p>
            <text:p text:style-name="P21"><text:a xlink:href="http://www.linkedin.com/in/wolfgang-spindeler" office:target-frame-name="_top" xlink:show="replace"><text:span text:style-name="T22">www.linkedin.com/</text:span><text:bookmark-start text:name="_Hlt150861156"/><text:bookmark-start text:name="_Hlt150861157"/><text:span text:style-name="T23">i</text:span><text:bookmark-end text:name="_Hlt150861156"/><text:bookmark-end text:name="_Hlt150861157"/><text:span text:style-name="T24">n/wolf</text:span><text:bookmark-start text:name="_Hlt150861382"/><text:span text:style-name="T25">g</text:span><text:bookmark-end text:name="_Hlt150861382"/><text:span text:style-name="T26">a</text:span><text:span text:style-name="T27">ng-spindeler</text:span></text:a></text:p>
            <text:p text:style-name="P28"><text:a xlink:href="https://github.com/wol-e" office:target-frame-name="_top" xlink:show="replace"><text:span text:style-name="T29">https://github.co</text:span><text:bookmark-start text:name="_Hlt150861189"/><text:span text:style-name="T30">m</text:span><text:bookmark-end text:name="_Hlt150861189"/><text:span text:style-name="T31">/wol-e</text:span></text:a></text:p>
          </table:table-cell>
        </table:table-row>
        <table:table-row table:style-name="TableRow32">
          <table:table-cell table:style-name="TableCell33" table:number-columns-spanned="3">
            <text:p text:style-name="P34"><text:span text:style-name="T35">Professional Experience</text:span></text:p>
          </table:table-cell>
          <table:covered-table-cell/>
          <table:covered-table-cell/>
        </table:table-row>
        <table:table-row table:style-name="TableRow36">
          <table:table-cell table:style-name="TableCell37" table:number-columns-spanned="3">
            <text:p text:style-name="P38"/>
            <text:p text:style-name="P39">DeepL (Germany, Remote Position)</text:p>
            <text:p text:style-name="P40"><text:a xlink:href="https://deepl.com/" office:target-frame-name="_top" xlink:show="replace"><text:span text:style-name="T41">de</text:span><text:bookmark-start text:name="_Hlt150862341"/><text:span text:style-name="T42">e</text:span><text:bookmark-end text:name="_Hlt150862341"/><text:span text:style-name="T43">pl.</text:span></text:a><text:bookmark-start text:name="_Hlt111018652"/><text:bookmark-start text:name="_Hlt111018653"/><text:a xlink:href="https://deepl.com/" office:target-frame-name="_top" xlink:show="replace"><text:span text:style-name="T44">c</text:span></text:a><text:bookmark-end text:name="_Hlt111018652"/><text:bookmark-end text:name="_Hlt111018653"/><text:a xlink:href="https://deepl.com/" office:target-frame-name="_top" xlink:show="replace"><text:span text:style-name="T45">om</text:span></text:a><text:span text:style-name="T46"><text:s/>is a freemium machine translation service with millions of unique daily users</text:span></text:p>
          </table:table-cell>
          <table:covered-table-cell/>
          <table:covered-table-cell/>
        </table:table-row>
        <table:table-row table:style-name="TableRow47">
          <table:table-cell table:style-name="TableCell48">
            <text:p text:style-name="P49">05/2023 - now</text:p>
          </table:table-cell>
          <table:table-cell table:style-name="TableCell50" table:number-columns-spanned="2">
            <text:p text:style-name="P51">Principal Data Scientist - Experimentation</text:p>
            <text:p text:style-name="P52">Maintaining and developing our inhouse Experimentation<text:s/>Platform<text:s/>for running UX and technical experiments<text:s/>(mainly AB tests)<text:s/>on our users</text:p>
            <text:list text:style-name="LFO12" text:continue-numbering="true">
              <text:list-item>
                <text:p text:style-name="P53">Data aggregation pipelines (clickhouse SQL) processing multiple million user records per day</text:p>
              </text:list-item>
              <text:list-item>
                <text:p text:style-name="P54">Implementation and research of<text:s/>statistical<text:s/>methods<text:s/>for measuring the impact of experiments<text:s/>on our users<text:s/>(Python, SQL)</text:p>
              </text:list-item>
              <text:list-item>
                <text:p text:style-name="P55">Supporting data, product and engineering teams with the best practices on experimentation</text:p>
              </text:list-item>
            </text:list>
          </table:table-cell>
          <table:covered-table-cell/>
        </table:table-row>
        <table:table-row table:style-name="TableRow56">
          <table:table-cell table:style-name="TableCell57">
            <text:p text:style-name="P58">04/2021<text:s/>– 04/2023</text:p>
          </table:table-cell>
          <table:table-cell table:style-name="TableCell59" table:number-columns-spanned="2">
            <text:p text:style-name="P60">Data Science Lead<text:s/>-<text:s/>Data Analytics Platform</text:p>
            <text:list text:style-name="LFO14" text:continue-numbering="true">
              <text:list-item>
                <text:p text:style-name="P61"><text:span text:style-name="T62">Scaling the Product Data Science Team from 3 to 10 people and leading 5 Data Scientists across two teams</text:span></text:p>
              </text:list-item>
              <text:list-item>
                <text:p text:style-name="P63"><text:span text:style-name="T64">Leading the development of our<text:s/></text:span><text:span text:style-name="T65">Experimentation</text:span><text:span text:style-name="T66"><text:s/></text:span><text:span text:style-name="T67">P</text:span><text:span text:style-name="T68">latform<text:s/></text:span><text:span text:style-name="T69">-<text:s/></text:span><text:span text:style-name="T70">Focus on c</text:span><text:span text:style-name="T71">ode scalability and validity of</text:span><text:span text:style-name="T72"><text:s/>statistical models and metrics (Python, SQL)</text:span></text:p>
              </text:list-item>
              <text:list-item>
                <text:p text:style-name="P73">Machine<text:s/>learning projects for churn<text:s/>and subscription prediction</text:p>
              </text:list-item>
            </text:list>
          </table:table-cell>
          <table:covered-table-cell/>
        </table:table-row>
        <table:table-row table:style-name="TableRow74">
          <table:table-cell table:style-name="TableCell75">
            <text:p text:style-name="P76">10/2020 - 03/2021</text:p>
          </table:table-cell>
          <table:table-cell table:style-name="TableCell77" table:number-columns-spanned="2">
            <text:p text:style-name="P78">Senior Data Scientist<text:s/>-<text:s/>Data Analytics Platform</text:p>
            <text:list text:style-name="LFO15" text:continue-numbering="true">
              <text:list-item>
                <text:p text:style-name="P79">Designing and implementing data pipelines and statistical models for our<text:s/>Experimentation<text:s/>platform (Python, SQL)</text:p>
              </text:list-item>
              <text:list-item>
                <text:p text:style-name="P80">Definition and implementation of<text:s/>business- and product-metrics (e.g. revenue, traffic growth, retention, user interaction metrics)</text:p>
              </text:list-item>
            </text:list>
          </table:table-cell>
          <table:covered-table-cell/>
        </table:table-row>
        <table:table-row table:style-name="TableRow81">
          <table:table-cell table:style-name="TableCell82" table:number-columns-spanned="3">
            <text:p text:style-name="P83"/>
            <text:p text:style-name="P84">trivago (Düsseldorf, Germany)</text:p>
            <text:p text:style-name="P85"><text:a xlink:href="https://trivago.com/" office:target-frame-name="_top" xlink:show="replace"><text:span text:style-name="T86">triva</text:span></text:a><text:bookmark-start text:name="_Hlt111018659"/><text:a xlink:href="https://trivago.com/" office:target-frame-name="_top" xlink:show="replace"><text:span text:style-name="T87">g</text:span></text:a><text:bookmark-end text:name="_Hlt111018659"/><text:a xlink:href="https://trivago.com/" office:target-frame-name="_top" xlink:show="replace"><text:span text:style-name="T88">o.</text:span><text:bookmark-start text:name="_Hlt150862986"/><text:span text:style-name="T89">c</text:span><text:bookmark-end text:name="_Hlt150862986"/><text:span text:style-name="T90">om</text:span></text:a><text:span text:style-name="T91"><text:s/>is a global hotel search platform. My roles focused on AB testing, anomaly detection, metrics definition, reporting, data inf</text:span><text:span text:style-name="T92">rastructure and later leading a team.</text:span></text:p>
          </table:table-cell>
          <table:covered-table-cell/>
          <table:covered-table-cell/>
        </table:table-row>
        <table:table-row table:style-name="TableRow93">
          <table:table-cell table:style-name="TableCell94">
            <text:p text:style-name="P95">02/2020 - 09/2020</text:p>
          </table:table-cell>
          <table:table-cell table:style-name="TableCell96" table:number-columns-spanned="2">
            <text:p text:style-name="P97">Data Science Team Lead – Marketplace</text:p>
            <text:list text:style-name="LFO17" text:continue-numbering="true">
              <text:list-item>
                <text:p text:style-name="P98"><text:span text:style-name="T99">Team Lead for a data quality team (cleaning and merging external booking data)<text:s/></text:span><text:span text:style-name="T100">leading</text:span><text:span text:style-name="T101"><text:s/>a Data Scientist and a Data Engineer</text:span></text:p>
              </text:list-item>
              <text:list-item>
                <text:p text:style-name="P102">Development of<text:s/>anomaly detection algorithms based on time-series forecasting (PySpark, Pandas, fbprophet, Tensorflow, MLFlow)</text:p>
              </text:list-item>
            </text:list>
          </table:table-cell>
          <table:covered-table-cell/>
        </table:table-row>
        <table:table-row table:style-name="TableRow103">
          <table:table-cell table:style-name="TableCell104">
            <text:p text:style-name="P105">01/2017 - 01/2020</text:p>
          </table:table-cell>
          <table:table-cell table:style-name="TableCell106" table:number-columns-spanned="2">
            <text:p text:style-name="P107">Data Scientist - Marketplace</text:p>
            <text:list text:style-name="LFO18" text:continue-numbering="true">
              <text:list-item>
                <text:p text:style-name="P108"><text:span text:style-name="T109">Development of a Bayesian statistics library for AB testing in Python</text:span></text:p>
              </text:list-item>
              <text:list-item>
                <text:p text:style-name="P110"><text:span text:style-name="T111">Data Scien</text:span><text:span text:style-name="T112">ce expert<text:s/></text:span><text:span text:style-name="T113">for the customer facing tool `trivago Intelligence`</text:span><text:span text:style-name="T114">:<text:s/></text:span><text:span text:style-name="T115">calculation and definition of metrics</text:span><text:span text:style-name="T116">, QA and generating insights</text:span></text:p>
              </text:list-item>
              <text:list-item>
                <text:p text:style-name="P117"><text:span text:style-name="T118">Development<text:s/></text:span><text:span text:style-name="T119">of various data pipelines (</text:span><text:span text:style-name="T120">Hive,<text:s/></text:span><text:span text:style-name="T121">PySpark)</text:span></text:p>
              </text:list-item>
            </text:list>
          </table:table-cell>
          <table:covered-table-cell/>
        </table:table-row>
        <table:table-row table:style-name="TableRow122">
          <table:table-cell table:style-name="TableCell123">
            <text:p text:style-name="P124">08/2012 - 12/2016</text:p>
          </table:table-cell>
          <table:table-cell table:style-name="TableCell125" table:number-columns-spanned="2">
            <text:p text:style-name="P126">Junior Data Analyst - Sales</text:p>
            <text:list text:style-name="LFO13" text:continue-numbering="true">
              <text:list-item>
                <text:p text:style-name="P127">Automated reporting and data exports (Hive, R Shiny)</text:p>
              </text:list-item>
              <text:list-item>
                <text:p text:style-name="P128">Ad Hoc and in-depth analyses around the sales domain</text:p>
              </text:list-item>
            </text:list>
          </table:table-cell>
          <table:covered-table-cell/>
        </table:table-row>
        <table:table-row table:style-name="TableRow129">
          <table:table-cell table:style-name="TableCell130" table:number-columns-spanned="3">
            <text:p text:style-name="P131"/>
            <text:p text:style-name="P132">Intense AG (Cologne, Germany)</text:p>
          </table:table-cell>
          <table:covered-table-cell/>
          <table:covered-table-cell/>
        </table:table-row>
        <table:table-row table:style-name="TableRow133">
          <table:table-cell table:style-name="TableCell134">
            <text:p text:style-name="P135">02/2016 - 07/2016</text:p>
          </table:table-cell>
          <table:table-cell table:style-name="TableCell136" table:number-columns-spanned="2">
            <text:p text:style-name="P137">Junior Technical Consultant</text:p>
            <text:list text:style-name="LFO5" text:continue-numbering="true">
              <text:list-item>
                <text:p text:style-name="P138"><text:span text:style-name="T139">Technical<text:s/></text:span><text:span text:style-name="T140">consulting and project management around SAP</text:span></text:p>
              </text:list-item>
            </text:list>
          </table:table-cell>
          <table:covered-table-cell/>
        </table:table-row>
        <table:table-row table:style-name="TableRow141">
          <table:table-cell table:style-name="TableCell142" table:number-columns-spanned="3">
            <text:p text:style-name="P143"/>
            <text:p text:style-name="P144">University of Münster, Mathematical Institute (Münster, Germany)</text:p>
          </table:table-cell>
          <table:covered-table-cell/>
          <table:covered-table-cell/>
        </table:table-row>
        <table:table-row table:style-name="TableRow145">
          <table:table-cell table:style-name="TableCell146">
            <text:p text:style-name="P147">08/2010 - 06/2015</text:p>
          </table:table-cell>
          <table:table-cell table:style-name="TableCell148" table:number-columns-spanned="2">
            <text:p text:style-name="TableContents"><text:span text:style-name="T149">Research Assistant / Postdoctoral Researcher</text:span></text:p>
            <text:list text:style-name="LFO6" text:continue-numbering="true">
              <text:list-item>
                <text:p text:style-name="P150">Research in pure mathematics with focus on Differential Geometry</text:p>
              </text:list-item>
              <text:list-item>
                <text:p text:style-name="P151">Tutorial classes and supporting students on their<text:s/>thesis papers</text:p>
              </text:list-item>
              <text:list-item>
                <text:p text:style-name="P152">Talks at mathematics conferences and workshops</text:p>
              </text:list-item>
            </text:list>
          </table:table-cell>
          <table:covered-table-cell/>
        </table:table-row>
        <table:table-row table:style-name="TableRow153">
          <table:table-cell table:style-name="TableCell154">
            <text:p text:style-name="P155">2008 - 2010</text:p>
          </table:table-cell>
          <table:table-cell table:style-name="TableCell156" table:number-columns-spanned="2">
            <text:p text:style-name="P157">Student assistant</text:p>
            <text:list text:style-name="LFO7" text:continue-numbering="true">
              <text:list-item>
                <text:p text:style-name="P158">Leading tutorial classes for math students</text:p>
              </text:list-item>
            </text:list>
          </table:table-cell>
          <table:covered-table-cell/>
        </table:table-row>
        <table:table-row table:style-name="TableRow159">
          <table:table-cell table:style-name="TableCell160" table:number-columns-spanned="3">
            <text:p text:style-name="P161"/>
            <text:p text:style-name="P162">Education</text:p>
          </table:table-cell>
          <table:covered-table-cell/>
          <table:covered-table-cell/>
        </table:table-row>
        <table:table-row table:style-name="TableRow163">
          <table:table-cell table:style-name="TableCell164">
            <text:p text:style-name="P165">07/2014</text:p>
          </table:table-cell>
          <table:table-cell table:style-name="TableCell166" table:number-columns-spanned="2">
            <text:p text:style-name="P167">PhD in Mathematics at University of Münster</text:p>
          </table:table-cell>
          <table:covered-table-cell/>
        </table:table-row>
        <table:table-row table:style-name="TableRow168">
          <table:table-cell table:style-name="TableCell169">
            <text:p text:style-name="P170">07/2010</text:p>
          </table:table-cell>
          <table:table-cell table:style-name="TableCell171" table:number-columns-spanned="2">
            <text:p text:style-name="TableContents"><text:span text:style-name="T172">Diploma in Mathematics at University of Münster</text:span></text:p>
          </table:table-cell>
          <table:covered-table-cell/>
        </table:table-row>
        <table:table-row table:style-name="TableRow173">
          <table:table-cell table:style-name="TableCell174" table:number-columns-spanned="3">
            <text:p text:style-name="P175"/>
            <text:p text:style-name="P176">Data Science Skills</text:p>
          </table:table-cell>
          <table:covered-table-cell/>
          <table:covered-table-cell/>
        </table:table-row>
        <table:table-row table:style-name="TableRow177">
          <table:table-cell table:style-name="TableCell178" table:number-columns-spanned="3">
            <text:list text:style-name="LFO10" text:continue-numbering="true">
              <text:list-item>
                <text:p text:style-name="P179">Data Exploration and Analysis (expert)</text:p>
              </text:list-item>
              <text:list-item>
                <text:p text:style-name="P180">Statistical modeling and analysis (expert)</text:p>
              </text:list-item>
              <text:list-item>
                <text:p text:style-name="P181">SQL (expert)</text:p>
              </text:list-item>
              <text:list-item>
                <text:p text:style-name="P182">Python programming<text:s/>(expert)</text:p>
              </text:list-item>
              <text:list-item>
                <text:p text:style-name="P183">Classical Machine Learning like linear or logistic regression and tree-based methods (expert)</text:p>
              </text:list-item>
              <text:list-item>
                <text:p text:style-name="P184">Design and development of data pipelines (expert)</text:p>
              </text:list-item>
              <text:list-item>
                <text:p text:style-name="P185">Deep Learning (basics)</text:p>
              </text:list-item>
              <text:list-item>
                <text:p text:style-name="P186">Software Engineering (basics)</text:p>
              </text:list-item>
            </text:list>
          </table:table-cell>
          <table:covered-table-cell/>
          <table:covered-table-cell/>
        </table:table-row>
        <table:table-row table:style-name="TableRow187">
          <table:table-cell table:style-name="TableCell188" table:number-columns-spanned="3">
            <text:p text:style-name="P189"/>
            <text:p text:style-name="P190">Others</text:p>
          </table:table-cell>
          <table:covered-table-cell/>
          <table:covered-table-cell/>
        </table:table-row>
        <table:table-row table:style-name="TableRow191">
          <table:table-cell table:style-name="TableCell192">
            <text:p text:style-name="P193">Languages:</text:p>
          </table:table-cell>
          <table:table-cell table:style-name="TableCell194" table:number-columns-spanned="2">
            <text:p text:style-name="TableContents"><text:span text:style-name="T195">German (native), English (fluent)</text:span></text:p>
          </table:table-cell>
          <table:covered-table-cell/>
        </table:table-row>
        <table:table-row table:style-name="TableRow196">
          <table:table-cell table:style-name="TableCell197">
            <text:p text:style-name="P198">Hobbies:</text:p>
          </table:table-cell>
          <table:table-cell table:style-name="TableCell199" table:number-columns-spanned="2">
            <text:p text:style-name="TableContents"><text:span text:style-name="T200">Chess, Piano,<text:s/></text:span><text:span text:style-name="T201">Bouldering,<text:s/></text:span><text:span text:style-name="T202">Running</text:span></text:p>
            <text:p text:style-name="TableContents"><text:span text:style-name="T203"><text:line-break/></text:span><text:span text:style-name="T204">Additionally, I spen</text:span><text:span text:style-name="T205">t</text:span><text:span text:style-name="T206"><text:s/>some<text:s/></text:span><text:span text:style-name="T207">of my<text:s/></text:span><text:span text:style-name="T208">time on data science competitions</text:span><text:span text:style-name="T209"><text:s/>in order to learn<text:s/></text:span><text:span text:style-name="T210">more<text:s/></text:span><text:span text:style-name="T211">about<text:s/></text:span><text:span text:style-name="T212">forecasting, model tuning<text:s/></text:span><text:span text:style-name="T213">and<text:s/></text:span><text:span text:style-name="T214">Deep Learning</text:span><text:bookmark-start text:name="_Hlt150862680"/><text:span text:style-name="T215"><text:s/>beyond the scope of my<text:s/></text:span><text:span text:style-name="T216">professional<text:s/></text:span><text:span text:style-name="T217">work (see<text:s/></text:span><text:a xlink:href="https://www.kaggle.com/wspinkaggle" office:target-frame-name="_top" xlink:show="replace"><text:span text:style-name="T218">https://www.kaggle.com/ws</text:span><text:bookmark-start text:name="_Hlt150863207"/><text:span text:style-name="T219">p</text:span><text:bookmark-end text:name="_Hlt150863207"/><text:span text:style-name="T220">inkaggle</text:span></text:a><text:bookmark-end text:name="_Hlt150862680"/><text:span text:style-name="T221">)</text:span></text:p>
          </table:table-cell>
          <table:covered-table-cell/>
        </table:table-row>
        <table:table-row table:style-name="TableRow222">
          <table:table-cell table:style-name="TableCell223">
            <text:p text:style-name="P224">Publications:</text:p>
          </table:table-cell>
          <table:table-cell table:style-name="TableCell225" table:number-columns-spanned="2">
            <text:p text:style-name="TableContents"><text:span text:style-name="T226">For my list of mathematical publications, you can refer to<text:s/></text:span><text:a xlink:href="https://www.researchgate.net/scientific-contributions/Wolfgang-Spindeler-2088164834" office:target-frame-name="_top" xlink:show="replace"><text:span text:style-name="T227">https://www.researchgate.net/scientific-contr</text:span><text:bookmark-start text:name="_Hlt150863682"/><text:span text:style-name="T228">i</text:span><text:bookmark-end text:name="_Hlt150863682"/><text:span text:style-name="T229">butions/Wolfgang-Spindeler-2088164834</text:span></text:a></text:p>
          </table:table-cell>
          <table:covered-table-cell/>
        </table:table-row>
      </table:table>
      <text:p text:style-name="P2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Arial" style:font-name-asian="Noto Sans CJK SC Regular" style:font-name-complex="Aria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-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  <style:text-properties style:font-name="Arial"/>
      </text:list-level-style-bullet>
      <text:list-level-style-bullet text:level="2" text:style-name="WW_CharLFO11LVL2" text:bullet-char="o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701in" fo:page-height="11.6902in" style:print-orientation="portrait" fo:margin-top="0.6in" fo:margin-left="0.6in" fo:margin-bottom="0.6in" fo:margin-right="0.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olfgang Spindeler</dc:creator>
    <meta:creation-date>2023-11-14T13:32:00Z</meta:creation-date>
    <dc:date>2023-11-14T13:32:00Z</dc:date>
    <meta:print-date>2023-11-14T13:29:00Z</meta:print-date>
    <meta:template xlink:href="Normal.dotm" xlink:type="simple"/>
    <meta:editing-cycles>2</meta:editing-cycles>
    <meta:editing-duration>PT60S</meta:editing-duration>
    <meta:document-statistic meta:page-count="2" meta:paragraph-count="9" meta:word-count="702" meta:character-count="4698" meta:row-count="33" meta:non-whitespace-character-count="4005"/>
  </office:meta>
</office:document-meta>
</file>